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WalkerView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eeWalkerView.expandTr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rrors.clear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View.windowClosing( java . awt . event .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View.TreeWalkerView(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6">
            <text:p text:style-name="Table_20_Contents">176</text:p>
          </table:table-cell>
        </table:table-row>
        <table:table-row>
          <table:table-cell office:value-type="string">
            <text:p text:style-name="Table_20_Contents">TreeWalkerView.valueChanged( ListSele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eeWalkerView.valueChanged( TreeSele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WalkerView.nodeSelected( TreeNode tree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WalkerView.setMessag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s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View.getPreferr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WalkerView.actionPerformed( ActionEvent e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45">
            <text:p text:style-name="Table_20_Contents">145</text:p>
          </table:table-cell>
        </table:table-row>
        <table:table-row>
          <table:table-cell office:value-type="string">
            <text:p text:style-name="Table_20_Contents">Errors.store( SAXParseException ex ,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eeWalkerView.handleButton( Node node , String fun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rrors.getError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.getError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